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Car.predefinitoparagrafo" style:family="text">
      <style:text-properties fo:font-size="14pt" style:font-size-asian="14pt" style:font-size-complex="14pt"/>
    </style:style>
    <style:style style:name="T11" style:parent-style-name="Car.predefinitoparagrafo" style:family="text">
      <style:text-properties fo:font-size="14pt" style:font-size-asian="14pt" style:font-size-complex="14pt"/>
    </style:style>
    <style:style style:name="T12" style:parent-style-name="Car.predefinitoparagrafo" style:family="text"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end"/>
    </style:style>
    <style:style style:name="T16" style:parent-style-name="Car.predefinitoparagrafo" style:family="text">
      <style:text-properties fo:font-size="14pt" style:font-size-asian="14pt" style:font-size-complex="14pt"/>
    </style:style>
    <style:style style:name="T17" style:parent-style-name="Car.predefinitoparagrafo" style:family="text">
      <style:text-properties fo:font-size="14pt" style:font-size-asian="14pt" style:font-size-complex="14pt"/>
    </style:style>
    <style:style style:name="T18" style:parent-style-name="Car.predefinitoparagrafo" style:family="text">
      <style:text-properties fo:font-size="14pt" style:font-size-asian="14pt" style:font-size-complex="14pt"/>
    </style:style>
    <style:style style:name="T19" style:parent-style-name="Car.predefinitoparagrafo" style:family="text">
      <style:text-properties fo:font-size="14pt" style:font-size-asian="14pt" style:font-size-complex="14pt"/>
    </style:style>
    <style:style style:name="T20" style:parent-style-name="Car.predefinitoparagrafo" style:family="text">
      <style:text-properties fo:font-size="14pt" style:font-size-asian="14pt" style:font-size-complex="14pt"/>
    </style:style>
    <style:style style:name="T21" style:parent-style-name="Car.predefinitoparagrafo" style:family="text">
      <style:text-properties fo:font-size="14pt" style:font-size-asian="14pt" style:font-size-complex="14pt"/>
    </style:style>
    <style:style style:name="T22" style:parent-style-name="Car.predefinitoparagrafo" style:family="text">
      <style:text-properties fo:font-size="14pt" style:font-size-asian="14pt" style:font-size-complex="14pt"/>
    </style:style>
    <style:style style:name="T23" style:parent-style-name="Car.predefinitoparagrafo" style:family="text">
      <style:text-properties fo:font-size="14pt" style:font-size-asian="14pt" style:font-size-complex="14pt"/>
    </style:style>
    <style:style style:name="T24" style:parent-style-name="Car.predefinitoparagrafo" style:family="text">
      <style:text-properties fo:font-size="14pt" style:font-size-asian="14pt" style:font-size-complex="14pt"/>
    </style:style>
    <style:style style:name="T25" style:parent-style-name="Car.predefinitoparagrafo" style:family="text">
      <style:text-properties fo:font-size="14pt" style:font-size-asian="14pt" style:font-size-complex="14pt"/>
    </style:style>
    <style:style style:name="T26" style:parent-style-name="Car.predefinitoparagrafo" style:family="text">
      <style:text-properties fo:font-size="14pt" style:font-size-asian="14pt" style:font-size-complex="14pt"/>
    </style:style>
    <style:style style:name="T27" style:parent-style-name="Car.predefinitoparagrafo" style:family="text">
      <style:text-properties fo:font-size="14pt" style:font-size-asian="14pt" style:font-size-complex="14pt"/>
    </style:style>
    <style:style style:name="T28" style:parent-style-name="Car.predefinitoparagrafo" style:family="text">
      <style:text-properties fo:font-size="14pt" style:font-size-asian="14pt" style:font-size-complex="14pt"/>
    </style:style>
    <style:style style:name="T29" style:parent-style-name="Car.predefinitoparagrafo" style:family="text">
      <style:text-properties fo:font-size="14pt" style:font-size-asian="14pt" style:font-size-complex="14pt"/>
    </style:style>
    <style:style style:name="TableColumn31" style:family="table-column">
      <style:table-column-properties style:column-width="2.2812in" style:use-optimal-column-width="false"/>
    </style:style>
    <style:style style:name="TableColumn32" style:family="table-column">
      <style:table-column-properties style:column-width="2.1805in" style:use-optimal-column-width="false"/>
    </style:style>
    <style:style style:name="TableColumn33" style:family="table-column">
      <style:table-column-properties style:column-width="2.2361in" style:use-optimal-column-width="false"/>
    </style:style>
    <style:style style:name="Table30" style:family="table">
      <style:table-properties style:width="6.6979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P48" style:parent-style-name="Standard" style:family="paragraph">
      <style:paragraph-properties fo:text-align="end"/>
    </style:style>
    <style:style style:name="T49" style:parent-style-name="Car.predefinitoparagrafo" style:family="text">
      <style:text-properties fo:font-size="14pt" style:font-size-asian="14pt" style:font-size-complex="14pt"/>
    </style:style>
    <style:style style:name="P50" style:parent-style-name="Standard" style:family="paragraph">
      <style:paragraph-properties fo:text-align="end"/>
    </style:style>
    <style:style style:name="T51" style:parent-style-name="Car.predefinitoparagrafo" style:family="text">
      <style:text-properties fo:font-size="14pt" style:font-size-asian="14pt" style:font-size-complex="14pt"/>
    </style:style>
    <style:style style:name="P52" style:parent-style-name="Standard" style:family="paragraph">
      <style:paragraph-properties fo:text-align="end"/>
    </style:style>
    <style:style style:name="T53" style:parent-style-name="Car.predefinitoparagraf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 text:c="50"/><text:span text:style-name="T2">D.T.S Group <text:s text:c="44"/></text:span></text:p>
      <text:p text:style-name="P3"><text:span text:style-name="T4">Dispositivi Termo sanitari s.r.l</text:span></text:p>
      <text:p text:style-name="P5"><text:span text:style-name="T6">V.le A. De Gasperi,10-10129 TORINO</text:span></text:p>
      <text:p text:style-name="P7"><text:span text:style-name="T8">Tel.0111-623465, Fax 011-623466</text:span></text:p>
      <text:p text:style-name="P9"><text:span text:style-name="T10">Email:</text:span><text:a xlink:href="mailto:info@dts.it" office:target-frame-name="_top" xlink:show="replace"><text:span text:style-name="T11">info@dts.it</text:span></text:a><text:span text:style-name="T12">,www.dispositividts.it</text:span></text:p>
      <text:p text:style-name="P13"/>
      <text:p text:style-name="P14"/>
      <text:p text:style-name="P15"><text:span text:style-name="T16">Torino,12 settembre 2014</text:span></text:p>
      <text:p text:style-name="Standard"/>
      <text:p text:style-name="Standard"/>
      <text:p text:style-name="Standard"><text:span text:style-name="T17">Spett. Ditta</text:span></text:p>
      <text:p text:style-name="Standard"><text:span text:style-name="T18">Visconti Alessio</text:span></text:p>
      <text:p text:style-name="Standard"><text:span text:style-name="T19">Corso Garibaldi,16</text:span></text:p>
      <text:p text:style-name="Standard"><text:span text:style-name="T20">73100 Lecce <text:s/>(LE)</text:span></text:p>
      <text:p text:style-name="Standard"/>
      <text:p text:style-name="Standard"/>
      <text:p text:style-name="Standard"><text:span text:style-name="T21">Oggetto: Richiesta listino</text:span></text:p>
      <text:p text:style-name="Standard"/>
      <text:p text:style-name="Standard"><text:span text:style-name="T22">Desideriamo innanzi</text:span><text:span text:style-name="T23">tutto ringraziarVI per la richiesta di informazioni sui prodotti della D.T.S Group s.r.l.</text:span></text:p>
      <text:p text:style-name="Standard"><text:span text:style-name="T24">La nostra azienda è specializzata nella fornitura di apparecchiature termiche su misura,realizzate in base alle esigenze <text:s/>dei nostri clienti ed è questo il punto di f</text:span><text:span text:style-name="T25">orza e <text:s/>l’origine del nostro successo.</text:span></text:p>
      <text:p text:style-name="Standard"><text:span text:style-name="T26">Saremo lieti di conttarVI nelle prossime settimane per un eventuale collaborazione.</text:span></text:p>
      <text:p text:style-name="Standard"><text:span text:style-name="T27">RingrazindoVI nuovamente per l’interesse dimostrato, come da Voi richiesto,inviamo il listino aggiornato che avrà validità semestrale</text:span><text:span text:style-name="T28"><text:s/>e che,come potete notare,riporta solo modesti ritocchi dei prezzi rispetto al listino precedente.</text:span></text:p>
      <text:p text:style-name="Standard"><text:span text:style-name="T29">Ci teniamo a segnalare la presenza sul listino dei seguenti due articoli che,sicuramente ,incontreranno il vostro interesse.</text:span></text:p>
      <text:p text:style-name="Standard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TableContents"><text:s text:c="10"/>Codice</text:p>
          </table:table-cell>
          <table:table-cell table:style-name="TableCell36">
            <text:p text:style-name="TableContents"><text:s text:c="8"/>Descrizione</text:p>
          </table:table-cell>
          <table:table-cell table:style-name="TableCell37">
            <text:p text:style-name="TableContents"><text:s text:c="5"/>Prezzo</text:p>
          </table:table-cell>
        </table:table-row>
        <table:table-row table:style-name="TableRow38">
          <table:table-cell table:style-name="TableCell39">
            <text:p text:style-name="TableContents">A001</text:p>
          </table:table-cell>
          <table:table-cell table:style-name="TableCell40">
            <text:p text:style-name="TableContents">Impianto <text:s/>XYZ</text:p>
          </table:table-cell>
          <table:table-cell table:style-name="TableCell41">
            <text:p text:style-name="TableContents">€ 150,00</text:p>
          </table:table-cell>
        </table:table-row>
        <table:table-row table:style-name="TableRow42">
          <table:table-cell table:style-name="TableCell43">
            <text:p text:style-name="TableContents">A002</text:p>
          </table:table-cell>
          <table:table-cell table:style-name="TableCell44">
            <text:p text:style-name="TableContents">Impianto ABC</text:p>
          </table:table-cell>
          <table:table-cell table:style-name="TableCell45">
            <text:p text:style-name="TableContents">€ 250,00</text:p>
          </table:table-cell>
        </table:table-row>
      </table:table>
      <text:p text:style-name="Standard"/>
      <text:p text:style-name="Standard"/>
      <text:p text:style-name="P46"><text:span text:style-name="T47"><text:s text:c="2"/>Nell’attesa di vostri graditi ordini, Vi porgiamo i nostri più distinti saluti.</text:span></text:p>
      <text:p text:style-name="P48"><text:span text:style-name="T49">Alessandro Gravaglio</text:span></text:p>
      <text:p text:style-name="P50"><text:span text:style-name="T51">Ufficio vendite <text:s text:c="3"/></text:span></text:p>
      <text:p text:style-name="P52"/>
      <text:p text:style-name="Standard"><text:span text:style-name="T53"><text:s text:c="10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Emma Lorin Kara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andro Fuser</dc:creator>
    <meta:creation-date>2018-12-18T08:01:00Z</meta:creation-date>
    <dc:date>2018-12-19T10:58:00Z</dc:date>
    <meta:print-date>2018-12-19T10:58:00Z</meta:print-date>
    <meta:template xlink:href="Normal" xlink:type="simple"/>
    <meta:editing-cycles>3</meta:editing-cycles>
    <meta:editing-duration>PT480S</meta:editing-duration>
    <meta:document-statistic meta:page-count="1" meta:paragraph-count="2" meta:word-count="210" meta:character-count="1407" meta:row-count="9" meta:non-whitespace-character-count="1199"/>
  </office:meta>
</office:document-meta>
</file>